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GB" officeooo:rsid="000977a3" officeooo:paragraph-rsid="000977a3" style:font-size-asian="10.5pt"/>
    </style:style>
    <style:style style:name="P2" style:family="paragraph" style:parent-style-name="Standard">
      <style:paragraph-properties fo:text-align="start" style:justify-single-word="false"/>
      <style:text-properties fo:language="en" fo:country="GB" officeooo:rsid="000977a3" officeooo:paragraph-rsid="000977a3" style:font-size-asian="10.5pt"/>
    </style:style>
    <style:style style:name="P3" style:family="paragraph" style:parent-style-name="Standard">
      <style:paragraph-properties fo:text-align="start" style:justify-single-word="false"/>
      <style:text-properties fo:language="en" fo:country="GB" officeooo:rsid="000a418d" officeooo:paragraph-rsid="000a418d" style:font-size-asian="10.5pt"/>
    </style:style>
    <style:style style:name="P4" style:family="paragraph" style:parent-style-name="Standard">
      <style:paragraph-properties fo:text-align="start" style:justify-single-word="false"/>
      <style:text-properties fo:language="en" fo:country="GB" officeooo:rsid="000b353c" officeooo:paragraph-rsid="000b353c" style:font-size-asian="10.5pt"/>
    </style:style>
    <style:style style:name="P5" style:family="paragraph" style:parent-style-name="Standard">
      <style:paragraph-properties fo:text-align="start" style:justify-single-word="false"/>
      <style:text-properties fo:language="en" fo:country="GB" officeooo:rsid="000dae9d" officeooo:paragraph-rsid="000dae9d" style:font-size-asian="10.5pt"/>
    </style:style>
    <style:style style:name="P6" style:family="paragraph" style:parent-style-name="Standard">
      <style:paragraph-properties fo:text-align="start" style:justify-single-word="false"/>
      <style:text-properties fo:language="en" fo:country="GB" officeooo:rsid="000f0df6" officeooo:paragraph-rsid="000f0df6" style:font-size-asian="10.5pt"/>
    </style:style>
    <style:style style:name="P7" style:family="paragraph" style:parent-style-name="Standard">
      <style:paragraph-properties fo:text-align="start" style:justify-single-word="false"/>
      <style:text-properties fo:language="en" fo:country="GB" officeooo:rsid="00107d6c" officeooo:paragraph-rsid="00107d6c" style:font-size-asian="10.5pt"/>
    </style:style>
    <style:style style:name="P8" style:family="paragraph" style:parent-style-name="Standard">
      <style:paragraph-properties fo:text-align="start" style:justify-single-word="false"/>
      <style:text-properties fo:language="en" fo:country="GB" officeooo:rsid="00114425" officeooo:paragraph-rsid="00114425" style:font-size-asian="10.5pt"/>
    </style:style>
    <style:style style:name="P9" style:family="paragraph" style:parent-style-name="Standard">
      <style:paragraph-properties fo:text-align="start" style:justify-single-word="false"/>
      <style:text-properties fo:language="en" fo:country="GB" officeooo:rsid="0013726b" officeooo:paragraph-rsid="0013726b" style:font-size-asian="10.5pt"/>
    </style:style>
    <style:style style:name="P10" style:family="paragraph" style:parent-style-name="Standard">
      <style:paragraph-properties fo:text-align="start" style:justify-single-word="false"/>
      <style:text-properties fo:language="en" fo:country="GB" officeooo:rsid="00155a30" officeooo:paragraph-rsid="00155a30" style:font-size-asian="10.5pt"/>
    </style:style>
    <style:style style:name="P11" style:family="paragraph" style:parent-style-name="Standard">
      <style:paragraph-properties fo:text-align="start" style:justify-single-word="false"/>
      <style:text-properties fo:language="en" fo:country="GB" officeooo:rsid="00157d2e" officeooo:paragraph-rsid="00157d2e" style:font-size-asian="10.5pt"/>
    </style:style>
    <style:style style:name="P12" style:family="paragraph" style:parent-style-name="Standard">
      <style:paragraph-properties fo:text-align="start" style:justify-single-word="false"/>
      <style:text-properties fo:language="en" fo:country="GB" officeooo:rsid="00157d2e" officeooo:paragraph-rsid="0019d13b" style:font-size-asian="10.5pt"/>
    </style:style>
    <style:style style:name="P13" style:family="paragraph" style:parent-style-name="Standard">
      <style:paragraph-properties fo:text-align="start" style:justify-single-word="false"/>
      <style:text-properties fo:language="en" fo:country="GB" officeooo:rsid="0017672d" officeooo:paragraph-rsid="0017672d" style:font-size-asian="10.5pt"/>
    </style:style>
    <style:style style:name="P14" style:family="paragraph" style:parent-style-name="Standard">
      <style:paragraph-properties fo:text-align="start" style:justify-single-word="false"/>
      <style:text-properties fo:language="en" fo:country="GB" officeooo:rsid="0018a8b5" officeooo:paragraph-rsid="0018a8b5" style:font-size-asian="10.5pt"/>
    </style:style>
    <style:style style:name="P15" style:family="paragraph" style:parent-style-name="Standard">
      <style:paragraph-properties fo:text-align="start" style:justify-single-word="false"/>
      <style:text-properties fo:language="en" fo:country="GB" officeooo:rsid="0019d13b" officeooo:paragraph-rsid="0019d13b" style:font-size-asian="10.5pt"/>
    </style:style>
    <style:style style:name="P16" style:family="paragraph" style:parent-style-name="Standard">
      <style:paragraph-properties fo:text-align="start" style:justify-single-word="false"/>
      <style:text-properties fo:language="en" fo:country="GB" officeooo:rsid="0019d13b" officeooo:paragraph-rsid="0019fc8b" style:font-size-asian="10.5pt"/>
    </style:style>
    <style:style style:name="P17" style:family="paragraph" style:parent-style-name="Standard">
      <style:paragraph-properties fo:text-align="start" style:justify-single-word="false"/>
      <style:text-properties fo:language="en" fo:country="GB" officeooo:rsid="001aea15" officeooo:paragraph-rsid="001aea15" style:font-size-asian="10.5pt"/>
    </style:style>
    <style:style style:name="P18" style:family="paragraph" style:parent-style-name="Standard">
      <style:paragraph-properties fo:text-align="start" style:justify-single-word="false"/>
      <style:text-properties fo:language="en" fo:country="GB" officeooo:rsid="001b55e9" officeooo:paragraph-rsid="001b55e9" style:font-size-asian="10.5pt"/>
    </style:style>
    <style:style style:name="P19" style:family="paragraph" style:parent-style-name="Standard">
      <style:paragraph-properties fo:text-align="start" style:justify-single-word="false"/>
      <style:text-properties fo:language="en" fo:country="GB" style:text-underline-style="solid" style:text-underline-width="auto" style:text-underline-color="font-color" officeooo:rsid="00157d2e" officeooo:paragraph-rsid="00157d2e" style:font-size-asian="10.5pt"/>
    </style:style>
    <style:style style:name="P20" style:family="paragraph" style:parent-style-name="Standard">
      <style:paragraph-properties fo:text-align="start" style:justify-single-word="false"/>
      <style:text-properties fo:language="en" fo:country="GB" officeooo:rsid="00114425" officeooo:paragraph-rsid="00114425" style:font-size-asian="10.5pt"/>
    </style:style>
    <style:style style:name="P21" style:family="paragraph" style:parent-style-name="Standard">
      <style:paragraph-properties fo:text-align="start" style:justify-single-word="false"/>
      <style:text-properties fo:language="en" fo:country="GB" officeooo:rsid="001ed6b3" officeooo:paragraph-rsid="001ed6b3" style:font-size-asian="10.5pt"/>
    </style:style>
    <style:style style:name="T1" style:family="text">
      <style:text-properties officeooo:rsid="0013726b"/>
    </style:style>
    <style:style style:name="T2" style:family="text">
      <style:text-properties officeooo:rsid="00155a30"/>
    </style:style>
    <style:style style:name="T3" style:family="text">
      <style:text-properties officeooo:rsid="0015a320"/>
    </style:style>
    <style:style style:name="T4" style:family="text">
      <style:text-properties officeooo:rsid="0019d13b"/>
    </style:style>
    <style:style style:name="T5" style:family="text">
      <style:text-properties officeooo:rsid="0019fc8b"/>
    </style:style>
    <style:style style:name="T6" style:family="text">
      <style:text-properties officeooo:rsid="001b96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nsive agriculture</text:p>
      <text:p text:style-name="P2"/>
      <text:p text:style-name="P2">What is intensive agriculture ? </text:p>
      <text:p text:style-name="P2"/>
      <text:p text:style-name="P2">Intensive agriculture is an agriculture that need a lot of input but there is a lot of output with a high production level. Intensive agriculture must products the biggest quantity on the smallest area, you must have the grater crop yield per unit of land.</text:p>
      <text:p text:style-name="P2">A farm using intensive agriculture need less land than an extensive agriculture farm to produce the same food quantity.</text:p>
      <text:p text:style-name="P2"/>
      <text:p text:style-name="P3">In theory, the increased productivity of an intensive agriculture farm enable to use smaller area to product so the farm can be close to the market to sell its product.</text:p>
      <text:p text:style-name="P3"/>
      <text:p text:style-name="P3">However, in practice, if the farm products more food on a smallest area, it means that the farmer must have better yield, and to get better productivity, the farmer must use pesticides in order to destroy weeds and get a better yield.</text:p>
      <text:p text:style-name="P3"/>
      <text:p text:style-name="P3">When can we judge that is an intensive agriculture farm ?</text:p>
      <text:p text:style-name="P9"/>
      <text:p text:style-name="P9">We can judge Agriculture as “Intensive agriculture” when there is more of 90% of food imported on the farm. Intensive agriculture </text:p>
      <text:p text:style-name="P9"/>
      <text:p text:style-name="P4">Why intensive agriculture ?</text:p>
      <text:p text:style-name="P4"/>
      <text:p text:style-name="P11">Intensive agriculture must optimise <text:span text:style-name="T3">the product quantity by the area used</text:span></text:p>
      <text:p text:style-name="P11"/>
      <text:p text:style-name="P15">In theses few slides, we’re going to try to explian what is Intensive agriculture without express our opinion, judge by yourselves <text:s/></text:p>
      <text:p text:style-name="P12"/>
      <text:p text:style-name="P19">Table of content</text:p>
      <text:p text:style-name="P19"/>
      <text:p text:style-name="P5">Plan </text:p>
      <text:p text:style-name="P5">Definition</text:p>
      <text:p text:style-name="P5">I History</text:p>
      <text:p text:style-name="P5"/>
      <text:p text:style-name="P10">Why did we start to do inte<text:span text:style-name="T4">n</text:span>sive agriculture ?</text:p>
      <text:p text:style-name="P10">After WWII</text:p>
      <text:p text:style-name="P10"/>
      <text:p text:style-name="P5">II Intensive <text:span text:style-name="T1">livestock </text:span>farming</text:p>
      <text:p text:style-name="P5">Milking cows in New-Zealand </text:p>
      <text:p text:style-name="P5"/>
      <text:p text:style-name="P5">III Intensive crop farming</text:p>
      <text:p text:style-name="P6">Pesticides use <text:span text:style-name="T2">(with the picture)</text:span></text:p>
      <text:p text:style-name="P5"/>
      <text:p text:style-name="P11">Conclusion</text:p>
      <text:p text:style-name="P11"/>
      <text:p text:style-name="P11">Sources</text:p>
      <text:p text:style-name="P11"/>
      <text:p text:style-name="P5"/>
      <text:p text:style-name="P2">Website seen :</text:p>
      <text:p text:style-name="P2"/>
      <text:p text:style-name="P3"><text:a xlink:type="simple" xlink:href="https://www.britannica.com/topic/intensive-agriculture" text:style-name="Internet_20_link" text:visited-style-name="Visited_20_Internet_20_Link">https://www.britannica.com/topic/intensive-agriculture</text:a></text:p>
      <text:p text:style-name="P4"><text:soft-page-break/><text:a xlink:type="simple" xlink:href="http://www.fao.org/" text:style-name="Internet_20_link" text:visited-style-name="Visited_20_Internet_20_Link">http://www.fao.org</text:a></text:p>
      <text:p text:style-name="P7"><text:a xlink:type="simple" xlink:href="http://www.fao.org/faostat/en/#data" text:style-name="Internet_20_link" text:visited-style-name="Visited_20_Internet_20_Link">http://www.fao.org/faostat/en/#data</text:a></text:p>
      <text:p text:style-name="P7"/>
      <text:p text:style-name="P13"><text:a xlink:type="simple" xlink:href="http://www.farmmanagement.pro/advantages-and-disadvantages-of-intensive-farming/" text:style-name="Internet_20_link" text:visited-style-name="Visited_20_Internet_20_Link">http://www.farmmanagement.pro/advantages-and-disadvantages-of-intensive-farming/</text:a></text:p>
      <text:p text:style-name="P13"><text:a xlink:type="simple" xlink:href="https://www.britannica.com/topic/livestock-farming" text:style-name="Internet_20_link" text:visited-style-name="Visited_20_Internet_20_Link">https://www.britannica.com/topic/livestock-farming</text:a></text:p>
      <text:p text:style-name="P13"/>
      <text:p text:style-name="P14">Diapo 1 : Intensive livestock farming <text:s/></text:p>
      <text:p text:style-name="P14"/>
      <text:p text:style-name="P16"/>
      <text:p text:style-name="P16">Def : Intensive livestock farming , raising up animals only for uses (milk, meat, <text:span text:style-name="T5">skin)</text:span></text:p>
      <text:p text:style-name="P16"/>
      <text:p text:style-name="P14">There’s a high production (yield) of food on a small area (acreage), from the definition of intensive agriculture. </text:p>
      <text:p text:style-name="P14">Zero grazing : the animals never go or a little outside. Animals are fed in feedlots, <text:span text:style-name="T5">all the animals are feeding in the same way</text:span> </text:p>
      <text:p text:style-name="P14">Disinfectants, antimicrobial agent, hormones are used to get a better production. Animals get vaccinated and a lot antibiotis are used <text:s/></text:p>
      <text:p text:style-name="P14">Breed that raise up fast as well <text:s/></text:p>
      <text:p text:style-name="P14"/>
      <text:p text:style-name="P14">Diapo 2 : Example in New-Zealand</text:p>
      <text:p text:style-name="P7"/>
      <text:p text:style-name="P17">New zealand is famous for its milk production and its cheep production <text:s/></text:p>
      <text:p text:style-name="P18">As we can see on that bar chart <text:span text:style-name="T6">the milk production of several countriess</text:span></text:p>
      <text:p text:style-name="P7"/>
      <text:p text:style-name="P7"/>
      <text:p text:style-name="P8">Graphs </text:p>
      <text:p text:style-name="P8"/>
      <text:p text:style-name="P8">China, USA, Brazil, Europe,</text:p>
      <text:p text:style-name="P8"/>
      <text:p text:style-name="P21">Definition : </text:p>
      <text:p text:style-name="P21">Intesive agriculture : farming that uses a ot of machinery, labour, chemical, etc, in order to grow as many crops or keep as many animals as possible on the amount of land available (Cambridge Dictionary)</text:p>
      <text:p text:style-name="P21"/>
      <text:p text:style-name="P21">I History <text:s/></text:p>
      <text:p text:style-name="P21"/>
      <text:p text:style-name="P21">The intensive agriculture start with the using of chemical products such as fertilizers Nitrogen (1913), Phosphorus, Potassium (NPK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18:12:30.737000000</meta:creation-date>
    <dc:date>2018-02-04T19:12:34.126993461</dc:date>
    <meta:editing-duration>PT7H1M14S</meta:editing-duration>
    <meta:editing-cycles>10</meta:editing-cycles>
    <meta:generator>LibreOffice/5.3.7.2.0$Linux_X86_64 LibreOffice_project/30m0$Build-2</meta:generator>
    <meta:document-statistic meta:table-count="0" meta:image-count="0" meta:object-count="0" meta:page-count="2" meta:paragraph-count="44" meta:word-count="441" meta:character-count="2842" meta:non-whitespace-character-count="2425"/>
  </office:meta>
</office:document-meta>
</file>